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0pt" style:font-size-asian="20pt" style:font-size-complex="20pt"/>
    </style:style>
    <style:style style:name="P3" style:family="paragraph">
      <style:text-properties fo:color="#000000" fo:font-family="Ubuntu" style:font-pitch="variable" fo:font-size="22pt" style:font-size-asian="22pt" style:font-size-complex="22pt"/>
    </style:style>
    <style:style style:name="P4" style:family="paragraph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family="Ubuntu" style:font-pitch="variable" fo:font-size="22pt" style:font-size-asian="22pt" style:font-size-complex="22pt"/>
    </style:style>
    <style:style style:name="T3" style:family="text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cm" svg:height="1.5cm" svg:x="5.396cm" svg:y="1.9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3.842cm" svg:height="1.038cm" svg:x="1.67cm" svg:y="2.101cm">
          <draw:text-box>
            <text:p><text:span text:style-name="T1">A(e,x,f(m))</text:span></text:p>
          </draw:text-box>
        </draw:frame>
        <draw:frame draw:style-name="gr2" draw:text-style-name="P2" draw:layer="layout" svg:width="2.542cm" svg:height="1.825cm" svg:x="7.596cm" svg:y="1.747cm">
          <draw:text-box>
            <text:p><text:span text:style-name="T1">A1e</text:span></text:p>
            <text:p><text:span text:style-name="T1">A3f1m</text:span></text:p>
          </draw:text-box>
        </draw:frame>
        <draw:frame draw:style-name="gr2" draw:text-style-name="P3" xml:id="id2" draw:id="id2" draw:layer="layout" svg:width="4.189cm" svg:height="1.123cm" svg:x="1.671cm" svg:y="4.901cm">
          <draw:text-box>
            <text:p><text:span text:style-name="T2">A(e,k,f(m))</text:span></text:p>
          </draw:text-box>
        </draw:frame>
        <draw:frame draw:style-name="gr2" draw:text-style-name="P4" draw:layer="layout" svg:width="2.377cm" svg:height="1.123cm" svg:x="1.835cm" svg:y="3.548cm">
          <draw:text-box>
            <text:p><text:span text:style-name="T3">Base:</text:span></text:p>
          </draw:text-box>
        </draw:frame>
        <draw:frame draw:style-name="gr2" draw:text-style-name="P3" xml:id="id1" draw:id="id1" draw:layer="layout" svg:width="1.882cm" svg:height="1.123cm" svg:x="5.842cm" svg:y="7.6cm">
          <draw:text-box>
            <text:p><text:span text:style-name="T2">A1e</text:span></text:p>
          </draw:text-box>
        </draw:frame>
        <draw:frame draw:style-name="gr2" draw:text-style-name="P3" xml:id="id5" draw:id="id5" draw:layer="layout" svg:width="2.856cm" svg:height="1.123cm" svg:x="11.346cm" svg:y="7.6cm">
          <draw:text-box>
            <text:p><text:span text:style-name="T2">A3f1m</text:span></text:p>
          </draw:text-box>
        </draw:frame>
        <draw:frame draw:style-name="gr2" draw:text-style-name="P3" xml:id="id6" draw:id="id6" draw:layer="layout" svg:width="4.189cm" svg:height="1.123cm" svg:x="5.901cm" svg:y="4.9cm">
          <draw:text-box>
            <text:p><text:span text:style-name="T2">A(k,e,f(m))</text:span></text:p>
          </draw:text-box>
        </draw:frame>
        <draw:frame draw:style-name="gr2" draw:text-style-name="P3" xml:id="id3" draw:id="id3" draw:layer="layout" svg:width="3.952cm" svg:height="1.123cm" svg:x="10.501cm" svg:y="4.9cm">
          <draw:text-box>
            <text:p><text:span text:style-name="T2">A(e,e,f(k))</text:span></text:p>
          </draw:text-box>
        </draw:frame>
        <draw:frame draw:style-name="gr2" draw:text-style-name="P3" xml:id="id4" draw:id="id4" draw:layer="layout" svg:width="4.215cm" svg:height="1.123cm" svg:x="14.601cm" svg:y="4.9cm">
          <draw:text-box>
            <text:p><text:span text:style-name="T2">A(e,e,f(m))</text:span></text:p>
          </draw:text-box>
        </draw:frame>
        <draw:connector draw:style-name="gr3" draw:text-style-name="P1" draw:layer="layout" draw:type="line" svg:x1="6.783cm" svg:y1="7.6cm" svg:x2="3.765cm" svg:y2="6.024cm" draw:start-shape="id1" draw:start-glue-point="0" draw:end-shape="id2" draw:end-glue-point="2" svg:d="m6783 7600-3018-1576">
          <text:p/>
        </draw:connector>
        <draw:connector draw:style-name="gr3" draw:text-style-name="P1" draw:layer="layout" draw:type="line" svg:x1="6.783cm" svg:y1="7.6cm" svg:x2="12.477cm" svg:y2="6.023cm" draw:start-shape="id1" draw:start-glue-point="0" draw:end-shape="id3" draw:end-glue-point="2" svg:d="m6783 7600 5694-1577">
          <text:p/>
        </draw:connector>
        <draw:connector draw:style-name="gr3" draw:text-style-name="P1" draw:layer="layout" draw:type="line" svg:x1="6.783cm" svg:y1="7.6cm" svg:x2="16.708cm" svg:y2="6.023cm" draw:start-shape="id1" draw:start-glue-point="0" draw:end-shape="id4" draw:end-glue-point="2" svg:d="m6783 7600 9925-1577">
          <text:p/>
        </draw:connector>
        <draw:connector draw:style-name="gr4" draw:text-style-name="P1" draw:layer="layout" draw:type="line" svg:x1="12.774cm" svg:y1="7.6cm" svg:x2="3.765cm" svg:y2="6.024cm" draw:start-shape="id5" draw:start-glue-point="0" draw:end-shape="id2" draw:end-glue-point="2" svg:d="m12774 7600-9009-1576">
          <text:p/>
        </draw:connector>
        <draw:connector draw:style-name="gr4" draw:text-style-name="P1" draw:layer="layout" draw:type="line" svg:x1="12.774cm" svg:y1="7.6cm" svg:x2="7.995cm" svg:y2="6.023cm" draw:start-shape="id5" draw:start-glue-point="0" draw:end-shape="id6" draw:end-glue-point="2" svg:d="m12774 7600-4779-1577">
          <text:p/>
        </draw:connector>
        <draw:connector draw:style-name="gr4" draw:text-style-name="P1" draw:layer="layout" draw:type="line" svg:x1="12.774cm" svg:y1="7.6cm" svg:x2="16.708cm" svg:y2="6.023cm" draw:start-shape="id5" draw:start-glue-point="0" draw:end-shape="id4" draw:end-glue-point="2" svg:d="m12774 7600 3934-1577">
          <text:p/>
        </draw:connector>
        <draw:frame draw:style-name="gr5" draw:layer="layout" svg:width="16.013cm" svg:height="0.88cm" svg:x="1.728cm" svg:y="8.84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4" draw:layer="layout" svg:width="3.927cm" svg:height="1.123cm" svg:x="1.836cm" svg:y="0.649cm">
          <draw:text-box>
            <text:p><text:span text:style-name="T3">Question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41cm" fo:margin-bottom="19.229cm" fo:margin-left="1.196cm" fo:margin-right="1.6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er </meta:initial-creator>
    <meta:creation-date>2011-05-19T03:17:33</meta:creation-date>
    <dc:date>2011-05-20T01:24:14</dc:date>
    <dc:creator>alexander </dc:creator>
    <meta:editing-duration>PT1H</meta:editing-duration>
    <meta:editing-cycles>6</meta:editing-cycles>
    <meta:generator>LibreOffice/3.3$Linux LibreOffice_project/330m19$Build-202</meta:generator>
    <meta:document-statistic meta:object-count="18"/>
  </office:meta>
</office:document-meta>
</file>

<file path=Object 1/content.xml><?xml version="1.0" encoding="utf-8"?>
<math xmlns="http://www.w3.org/1998/Math/MathML">
  <semantics>
    <mrow>
      <mrow>
        <mrow>
          <mo stretchy="false">[</mo>
          <mi mathvariant="italic">A1e</mi>
          <mo stretchy="false">]</mo>
        </mrow>
        <mo stretchy="false">∩</mo>
        <mrow>
          <mo stretchy="false">[</mo>
          <mi mathvariant="italic">A3f1m</mi>
          <mo stretchy="false">]</mo>
        </mrow>
      </mrow>
      <mo stretchy="false">=</mo>
      <mrow>
        <mo stretchy="false">{</mo>
        <mrow>
          <mi>A</mi>
          <mrow>
            <mo stretchy="false">(</mo>
            <mrow>
              <mi>e</mi>
              <mi>,</mi>
              <mi>k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  <mi>,</mi>
          <mi>A</mi>
          <mrow>
            <mo stretchy="false">(</mo>
            <mrow>
              <mi>e</mi>
              <mi>,</mi>
              <mi>e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</mrow>
        <mo stretchy="false">}</mo>
      </mrow>
    </mrow>
    <annotation encoding="StarMath 5.0">[A1e] intersection [A3f1m] =
lbrace A(e,k,f(m)), A(e,e,f(m)) rbrace  </annotation>
  </semantics>
</math>
</file>